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IUPUI (2-2)</text:p>
          </table:table-cell>
          <table:table-cell office:value-type="string">
            <text:p>22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rdue Fort Wayne (3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IUPUI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43</text:p>
          </table:table-cell>
          <table:table-cell office:value-type="string">
            <text:p>.07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41</text:p>
          </table:table-cell>
          <table:table-cell office:value-type="string">
            <text:p>.14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44</text:p>
          </table:table-cell>
          <table:table-cell office:value-type="string">
            <text:p>.068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53</text:p>
          </table:table-cell>
          <table:table-cell office:value-type="string">
            <text:p>.15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45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7</text:p>
          </table:table-cell>
          <table:table-cell office:value-type="string">
            <text:p>.170</text:p>
          </table:table-cell>
        </table:table-row>
      </table:table>
      <table:table table:name="Sheet 2">
        <table:table-row>
          <table:table-cell office:value-type="string">
            <text:p>IUPUI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bby Boatma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-.12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essica Helm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aggie Gib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667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cKayla Wright 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ori Waelbroeck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44</text:p>
          </table:table-cell>
          <table:table-cell office:value-type="string">
            <text:p>.06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Rhiannon Schueneman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Elizabeth Scott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-.08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Haley Hoffma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Maddie Dea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.19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0</text:p>
          </table:table-cell>
          <table:table-cell office:value-type="string">
            <text:p>18</text:p>
          </table:table-cell>
          <table:table-cell office:value-type="string">
            <text:p>128</text:p>
          </table:table-cell>
          <table:table-cell office:value-type="string">
            <text:p>.094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2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1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8</text:p>
          </table:table-cell>
          <table:table-cell office:value-type="string">
            <text:p>23</text:p>
          </table:table-cell>
          <table:table-cell office:value-type="string">
            <text:p>145</text:p>
          </table:table-cell>
          <table:table-cell office:value-type="string">
            <text:p>.172</text:p>
          </table:table-cell>
          <table:table-cell office:value-type="string">
            <text:p>4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74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